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7c7" officeooo:paragraph-rsid="0004c7c7"/>
    </style:style>
    <style:style style:name="P2" style:family="paragraph" style:parent-style-name="Standard">
      <style:text-properties fo:font-weight="bold" officeooo:rsid="0004c7c7" officeooo:paragraph-rsid="0004c7c7" style:font-weight-asian="bold" style:font-weight-complex="bold"/>
    </style:style>
    <style:style style:name="P3" style:family="paragraph" style:parent-style-name="Standard">
      <style:text-properties fo:font-weight="normal" officeooo:rsid="0004c7c7" officeooo:paragraph-rsid="0004c7c7" style:font-weight-asian="normal" style:font-weight-complex="normal"/>
    </style:style>
    <style:style style:name="P4" style:family="paragraph" style:parent-style-name="Standard">
      <style:text-properties officeooo:rsid="0006b7ce" officeooo:paragraph-rsid="0006b7ce"/>
    </style:style>
    <style:style style:name="T1" style:family="text">
      <style:text-properties officeooo:rsid="0006b7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sensor set to MST (not daylight).</text:p>
      <text:p text:style-name="P1">However, Raspberry Pis had timezone apparently set to MDT, and so they reverted back </text:p>
      <text:p text:style-name="P1"/>
      <text:p text:style-name="P1"/>
      <text:p text:style-name="P2">Irrigation</text:p>
      <text:p text:style-name="P1">9-13: 19:00 <text:span text:style-name="T1">standard time.</text:span></text:p>
      <text:p text:style-name="P1">9-28: 20:05 </text:p>
      <text:p text:style-name="P4">11-27: Set clock on timer back 1 hour but kept watering time. So now watering time is </text:p>
      <text:p text:style-name="P4"/>
      <text:p text:style-name="P1"/>
      <text:p text:style-name="P2">LED</text:p>
      <text:p text:style-name="P3">9-25: Turned on at 11:00; programmed daily from 04:00-20:00. **But this is actually about 03:20-19:20.</text:p>
      <text:p text:style-name="P3"/>
      <text:p text:style-name="P2">Scale Logger</text:p>
      <text:p text:style-name="P3">Start: Set to current standard time, but did not check timezone.</text:p>
      <text:p text:style-name="P3">11-4: Noticed that time was 1 hour ahead of standard time </text:p>
      <text:p text:style-name="P3"/>
      <text:p text:style-name="P1">Daylight savings:</text:p>
      <text:p text:style-name="P1"/>
      <text:p text:style-name="Standard">Sunday, November 3, 2019, <text:span text:style-name="Strong_20_Emphasis">2:00:00 am</text:span> clocks were turned <text:span text:style-name="Strong_20_Emphasis">backward</text:span> 1 hour to <text:line-break/>Sunday, November 3, 2019, <text:span text:style-name="Strong_20_Emphasis">1:00:00 am</text:span> local standard time inst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4:57:53.391151764</meta:creation-date>
    <dc:date>2020-04-01T16:38:12.711230287</dc:date>
    <meta:editing-duration>PT1H19M59S</meta:editing-duration>
    <meta:editing-cycles>1</meta:editing-cycles>
    <meta:document-statistic meta:table-count="0" meta:image-count="0" meta:object-count="0" meta:page-count="1" meta:paragraph-count="13" meta:word-count="110" meta:character-count="653" meta:non-whitespace-character-count="551"/>
    <meta:generator>LibreOffice/6.2.8.2$Linux_X86_64 LibreOffice_project/20$Build-2</meta:generator>
  </office:meta>
</office:document-meta>
</file>